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6808" calcext:value-type="float">
            <text:p>186.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208" calcext:value-type="float">
            <text:p>184.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2696" calcext:value-type="float">
            <text:p>185.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7184" calcext:value-type="float">
            <text:p>186.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5264" calcext:value-type="float">
            <text:p>184.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80608" calcext:value-type="float">
            <text:p>185.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472" calcext:value-type="float">
            <text:p>187.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0804" calcext:value-type="float">
            <text:p>186.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564" calcext:value-type="float">
            <text:p>184.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2176" calcext:value-type="float">
            <text:p>181.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32" calcext:value-type="float">
            <text:p>179.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1824" calcext:value-type="float">
            <text:p>176.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9528" calcext:value-type="float">
            <text:p>175.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124" calcext:value-type="float">
            <text:p>175.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4184" calcext:value-type="float">
            <text:p>174.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4392" calcext:value-type="float">
            <text:p>176.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36" calcext:value-type="float">
            <text:p>177.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36" calcext:value-type="float">
            <text:p>177.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0152" calcext:value-type="float">
            <text:p>179.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6624" calcext:value-type="float">
            <text:p>179.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952" calcext:value-type="float">
            <text:p>179.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8504" calcext:value-type="float">
            <text:p>177.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504" calcext:value-type="float">
            <text:p>174.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1136" calcext:value-type="float">
            <text:p>174.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168" calcext:value-type="float">
            <text:p>172.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4184" calcext:value-type="float">
            <text:p>174.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9528" calcext:value-type="float">
            <text:p>175.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028" calcext:value-type="float">
            <text:p>174.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9008" calcext:value-type="float">
            <text:p>172.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2912" calcext:value-type="float">
            <text:p>172.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63872" calcext:value-type="float">
            <text:p>172.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2096" calcext:value-type="float">
            <text:p>175.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0488" calcext:value-type="float">
            <text:p>176.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22368" calcext:value-type="float">
            <text:p>174.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928" calcext:value-type="float">
            <text:p>170.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8112" calcext:value-type="float">
            <text:p>168.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2288" calcext:value-type="float">
            <text:p>167.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208" calcext:value-type="float">
            <text:p>166.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68" calcext:value-type="float">
            <text:p>164.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144" calcext:value-type="float">
            <text:p>163.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512" calcext:value-type="float">
            <text:p>162.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" calcext:value-type="float">
            <text:p>16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8344" calcext:value-type="float">
            <text:p>164.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6632" calcext:value-type="float">
            <text:p>164.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6048" calcext:value-type="float">
            <text:p>163.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512" calcext:value-type="float">
            <text:p>162.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3856" calcext:value-type="float">
            <text:p>163.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2" calcext:value-type="float">
            <text:p>164.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2328" calcext:value-type="float">
            <text:p>165.6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304" calcext:value-type="float">
            <text:p>165.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112" calcext:value-type="float">
            <text:p>165.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0368" calcext:value-type="float">
            <text:p>166.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8592" calcext:value-type="float">
            <text:p>169.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7712" calcext:value-type="float">
            <text:p>175.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6064" calcext:value-type="float">
            <text:p>172.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52" calcext:value-type="float">
            <text:p>174.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076" calcext:value-type="float">
            <text:p>175.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0368" calcext:value-type="float">
            <text:p>166.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0368" calcext:value-type="float">
            <text:p>166.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2016" calcext:value-type="float">
            <text:p>168.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5272" calcext:value-type="float">
            <text:p>170.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8192" calcext:value-type="float">
            <text:p>175.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58944" calcext:value-type="float">
            <text:p>174.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58944" calcext:value-type="float">
            <text:p>174.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0448" calcext:value-type="float">
            <text:p>173.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6064" calcext:value-type="float">
            <text:p>172.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7712" calcext:value-type="float">
            <text:p>175.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3392" calcext:value-type="float">
            <text:p>172.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5816" calcext:value-type="float">
            <text:p>168.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4688" calcext:value-type="float">
            <text:p>169.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7152" calcext:value-type="float">
            <text:p>168.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7464" calcext:value-type="float">
            <text:p>170.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356" calcext:value-type="float">
            <text:p>170.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072" calcext:value-type="float">
            <text:p>171.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00008" calcext:value-type="float">
            <text:p>173.8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4624" calcext:value-type="float">
            <text:p>171.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7504" calcext:value-type="float">
            <text:p>173.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6168" calcext:value-type="float">
            <text:p>173.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6776" calcext:value-type="float">
            <text:p>168.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0264" calcext:value-type="float">
            <text:p>165.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04368" calcext:value-type="float">
            <text:p>178.2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21032" calcext:value-type="float">
            <text:p>177.4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65584" calcext:value-type="float">
            <text:p>177.2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0168" calcext:value-type="float">
            <text:p>175.0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22768" calcext:value-type="float">
            <text:p>173.0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35744" calcext:value-type="float">
            <text:p>174.7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00208" calcext:value-type="float">
            <text:p>175.4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25648" calcext:value-type="float">
            <text:p>180.8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77192" calcext:value-type="float">
            <text:p>177.1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260256" calcext:value-type="float">
            <text:p>174.2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362" calcext:value-type="float">
            <text:p>175.3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78856" calcext:value-type="float">
            <text:p>170.6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9302</text:p>
          </table:table-cell>
          <table:table-cell office:value-type="string" calcext:value-type="string">
            <text:p>Cotulla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77432" calcext:value-type="float">
            <text:p>171.4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0" meta:object-count="0"/>
    <meta:user-defined meta:name="AppVersion">3.0</meta:user-defined>
  </office:meta>
</office:document-meta>
</file>